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292B2E13D9E0037B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414cm, 4.793cm, 9.451cm, 1.98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27cm" svg:height="22.699cm" svg:x="0.892cm" svg:y="2.592cm">
          <draw:image xlink:href="Pictures/10000000000005E8000007E0292B2E13D9E0037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03T14:53:12.333368227</dc:date>
    <meta:editing-duration>PT3M32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